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ubik Black" svg:font-family="'Rubik Black'" style:font-pitch="variable"/>
    <style:font-face style:name="Rubik Medium" svg:font-family="'Rubik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ubik Black" fo:font-size="54pt" officeooo:rsid="00113195" officeooo:paragraph-rsid="00113195" style:font-size-asian="54pt" style:font-size-complex="54pt"/>
    </style:style>
    <style:style style:name="P2" style:family="paragraph" style:parent-style-name="Standard">
      <style:text-properties style:font-name="Rubik Medium" fo:font-size="14pt" officeooo:rsid="00119884" officeooo:paragraph-rsid="00119884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1.401cm" fo:margin-right="0cm" fo:text-indent="0cm" style:auto-text-indent="false" style:page-number="auto" fo:background-color="transparent"/>
    </style:style>
    <style:style style:name="P4" style:family="paragraph" style:parent-style-name="Standard" style:master-page-name="">
      <loext:graphic-properties draw:fill="none"/>
      <style:paragraph-properties fo:margin-left="1.9cm" fo:margin-right="0cm" fo:text-indent="0cm" style:auto-text-indent="false" style:page-number="auto" fo:background-color="transparent" fo:padding-left="1cm" fo:padding-right="0.049cm" fo:padding-top="0.049cm" fo:padding-bottom="0.049cm" fo:border-left="0.06pt solid #000000" fo:border-right="none" fo:border-top="none" fo:border-bottom="none"/>
      <style:text-properties fo:font-style="italic" style:font-style-asian="italic" style:font-style-complex="italic"/>
    </style:style>
    <style:style style:name="P5" style:family="paragraph" style:parent-style-name="Standard">
      <loext:graphic-properties draw:fill="none"/>
      <style:paragraph-properties fo:margin-left="1.9cm" fo:margin-right="0cm" fo:text-indent="0cm" style:auto-text-indent="false" fo:background-color="transparent" fo:padding-left="1cm" fo:padding-right="0.049cm" fo:padding-top="0.049cm" fo:padding-bottom="0.049cm" fo:border-left="0.06pt solid #000000" fo:border-right="none" fo:border-top="none" fo:border-bottom="none"/>
      <style:text-properties fo:font-style="italic" style:font-style-asian="italic" style:font-style-complex="italic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Rubik Medium" style:text-underline-style="none" officeooo:rsid="00113195" officeooo:paragraph-rsid="00113195"/>
    </style:style>
    <style:style style:name="P7" style:family="paragraph" style:parent-style-name="Text_20_body">
      <style:text-properties officeooo:rsid="00119884" officeooo:paragraph-rsid="00119884"/>
    </style:style>
    <style:style style:name="P8" style:family="paragraph" style:parent-style-name="Text_20_body">
      <style:text-properties officeooo:rsid="0013ef82" officeooo:paragraph-rsid="0013ef82"/>
    </style:style>
    <style:style style:name="T1" style:family="text">
      <style:text-properties officeooo:rsid="00113195"/>
    </style:style>
    <style:style style:name="T2" style:family="text">
      <style:text-properties fo:color="#1e9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weather<text:span text:style-name="T2">2.0</text:span></text:p>
      <text:p text:style-name="P3"/>
      <text:p text:style-name="P6"><text:tab/> <text:s text:c="5"/>Documento Originale</text:p>
      <text:p text:style-name="P4">Ciao a tutti start2impact!</text:p>
      <text:p text:style-name="P5"/>
      <text:p text:style-name="P5">Prima di tutto scusate se sto usando un file .txt invece che uno di word, ma io sono su Linux quindi non posso fare altro.</text:p>
      <text:p text:style-name="P5"/>
      <text:p text:style-name="P5">Ci sono alcune scelte che vorrei motivare, partendo dalla distinzione fra zona principale e footer.</text:p>
      <text:p text:style-name="P5">Per far si che il footer stesse sempre nascosto fuori dal limite della pagina ho usato 'vh' come unità di misura al posto di 'px' per l'altezza della parte principale.</text:p>
      <text:p text:style-name="P5">Purtroppo però, diminuendo la dimensione verticale della finestra, si mischia tutto. Ci ho combattuto tutto il giorno ma non ho trovato la soluzione.</text:p>
      <text:p text:style-name="P5"/>
      <text:p text:style-name="P5">Sappiate che continuerò questo progetto e potrete trovare <text:span text:style-name="T1">la</text:span> versione aggiornata sul mio sito:</text:p>
      <text:p text:style-name="P5">http://snisni.it/progetti/jsweather</text:p>
      <text:p text:style-name="P5"/>
      <text:p text:style-name="P5">Grazie per aver letto. Buona giornata!</text:p>
      <text:p text:style-name="P5"/>
      <text:p text:style-name="P5">- Mattia Sinisi</text:p>
      <text:p text:style-name="P5"/>
      <text:p text:style-name="P5"/>
      <text:p text:style-name="Standard"/>
      <text:p text:style-name="P2">Miglioramenti</text:p>
      <text:p text:style-name="Text_20_body"/>
      <text:p text:style-name="P7">Ho risolto i problemi con il footer e migliorato lo stile della pagina, inoltre ho tradotto i timestamp dal formato originale ad uno “umano”. In questa versione, se l’icona del meteo non è disponibile, non verrà più mostrato il famoso simbolo di “immagine mancante”.</text:p>
      <text:p text:style-name="P8">Questo è tutto, ancora una volta buona serat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ubik Black" svg:font-family="'Rubik Black'" style:font-pitch="variable"/>
    <style:font-face style:name="Rubik Medium" svg:font-family="'Rubik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7:43:52.391828758</meta:creation-date>
    <dc:date>2019-04-02T19:06:54.329622690</dc:date>
    <meta:editing-duration>PT8M50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77" meta:character-count="1108" meta:non-whitespace-character-count="938"/>
  </office:meta>
</office:document-meta>
</file>